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58be" officeooo:paragraph-rsid="000458b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öse die folgenden Gleichungen</text:p>
      <text:p text:style-name="Standard"/>
      <text:p text:style-name="Standard">a) x + 3 = 5</text:p>
      <text:p text:style-name="Standard">b) x − 2 = 2</text:p>
      <text:p text:style-name="Standard">c) x + 5 = 3</text:p>
      <text:p text:style-name="Standard">d) 2x + 5 = 7</text:p>
      <text:p text:style-name="Standard">e) 3x − 9 = 3</text:p>
      <text:p text:style-name="Standard">f) 5x + 5 = 20</text:p>
      <text:p text:style-name="Standard">g) 4x − 7 = 13</text:p>
      <text:p text:style-name="Standard">h) 6x + 2 = 14</text:p>
      <text:p text:style-name="Standard">i) 2x − 3 = 5</text:p>
      <text:p text:style-name="Standard">j) 10x + 3 = 13</text:p>
      <text:p text:style-name="Standard">k) 4x − 3 = 13</text:p>
      <text:p text:style-name="Standard">l) 8x + 8 = 16</text:p>
      <text:p text:style-name="Standard">m) 3x − 3 = 0</text:p>
      <text:p text:style-name="Standard">n) 3x + 5 = 5</text:p>
      <text:p text:style-name="Standard">o) 2x − 3 = 9</text:p>
      <text:p text:style-name="Standard">p) 7x + 5 = 19</text:p>
      <text:p text:style-name="Standard">q) 12x − 3 = 21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08:52:42.920892930</meta:creation-date>
    <dc:date>2024-11-13T08:57:44.729668458</dc:date>
    <meta:editing-duration>PT5M2S</meta:editing-duration>
    <meta:editing-cycles>1</meta:editing-cycles>
    <meta:document-statistic meta:table-count="0" meta:image-count="0" meta:object-count="0" meta:page-count="1" meta:paragraph-count="18" meta:word-count="106" meta:character-count="258" meta:non-whitespace-character-count="170"/>
    <meta:generator>LibreOffice/6.4.7.2$Linux_X86_64 LibreOffice_project/40$Build-2</meta:generator>
  </office:meta>
</office:document-meta>
</file>